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9893" officeooo:paragraph-rsid="001898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en ystävänvälityspalvelu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hkanen M</meta:initial-creator>
    <meta:creation-date>2017-07-26T15:48:17.345265577</meta:creation-date>
    <dc:date>2017-07-26T15:48:51.196221090</dc:date>
    <dc:creator>Tuhkanen M</dc:creator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28" meta:non-whitespace-character-count="28"/>
    <meta:generator>LibreOffice/4.2.8.2$Linux_X86_64 LibreOffice_project/420m0$Build-2</meta:generator>
  </office:meta>
</office:document-meta>
</file>